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7, 2022 (08:32:0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\t|| <text:s text:c="1"/>" + true + "\t| " + false</text:p>
      <text:p text:style-name="P5">+ "\n--------||--------------|--------"</text:p>
      <text:p text:style-name="P6">+ "\n" + true + "\t|| <text:s text:c="1"/>" + (true &amp;&amp; true) + "\t| " + (true &amp;&amp; false)</text:p>
      <text:p text:style-name="P7">+ "\n" + false + "\t|| <text:s text:c="1"/>" + (false &amp;&amp; true) 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\t|| <text:s text:c="1"/>! "</text:p>
      <text:p text:style-name="P12">+ "\n--------||----------"</text:p>
      <text:p text:style-name="P13">+ "\n" + true + "\t|| <text:s text:c="1"/>" + false</text:p>
      <text:p text:style-name="P14">+ "\n" + (!true) + "\t|| <text:s text:c="1"/>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01:32:15Z</meta:creation-date>
    <dc:date>2022-02-08T01:32:15Z</dc:date>
    <meta:user-defined meta:name="date" meta:value-type="string">February   7, 2022 (08:32:0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